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cf367" officeooo:paragraph-rsid="001cf367"/>
    </style:style>
    <style:style style:name="P2" style:family="paragraph" style:parent-style-name="Standard">
      <style:text-properties officeooo:rsid="001cf367" officeooo:paragraph-rsid="001cf367"/>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cf367" officeooo:paragraph-rsid="001cf367" style:font-size-asian="24pt" style:font-weight-asian="bold" style:font-size-complex="24pt" style:font-weight-complex="bold"/>
    </style:style>
    <style:style style:name="P4" style:family="paragraph" style:parent-style-name="Standard">
      <style:text-properties officeooo:rsid="001e5672" officeooo:paragraph-rsid="001e5672"/>
    </style:style>
    <style:style style:name="P5" style:family="paragraph" style:parent-style-name="Standard">
      <style:text-properties officeooo:rsid="0024ed87" officeooo:paragraph-rsid="0024ed87"/>
    </style:style>
    <style:style style:name="P6" style:family="paragraph" style:parent-style-name="Standard">
      <style:text-properties officeooo:rsid="003477ac" officeooo:paragraph-rsid="003477ac"/>
    </style:style>
    <style:style style:name="P7" style:family="paragraph" style:parent-style-name="Standard">
      <style:text-properties officeooo:rsid="003adf3e" officeooo:paragraph-rsid="003adf3e"/>
    </style:style>
    <style:style style:name="P8" style:family="paragraph" style:parent-style-name="Standard">
      <style:paragraph-properties fo:break-before="page"/>
      <style:text-properties officeooo:rsid="001e5672" officeooo:paragraph-rsid="001e5672"/>
    </style:style>
    <style:style style:name="P9" style:family="paragraph" style:parent-style-name="Standard" style:list-style-name="L1">
      <style:text-properties officeooo:rsid="001e5672" officeooo:paragraph-rsid="001e5672"/>
    </style:style>
    <style:style style:name="P10" style:family="paragraph" style:parent-style-name="Standard" style:list-style-name="L2">
      <style:text-properties officeooo:rsid="001e5672" officeooo:paragraph-rsid="001e5672"/>
    </style:style>
    <style:style style:name="P11" style:family="paragraph" style:parent-style-name="Standard" style:list-style-name="L2">
      <style:text-properties officeooo:rsid="001f0ffc" officeooo:paragraph-rsid="001f0ffc"/>
    </style:style>
    <style:style style:name="P12" style:family="paragraph" style:parent-style-name="Standard" style:list-style-name="L3">
      <style:text-properties officeooo:rsid="001f0ffc" officeooo:paragraph-rsid="001f0ffc"/>
    </style:style>
    <style:style style:name="P13" style:family="paragraph" style:parent-style-name="Standard" style:list-style-name="L3">
      <style:text-properties officeooo:rsid="001f0ffc" officeooo:paragraph-rsid="00231acd"/>
    </style:style>
    <style:style style:name="P14" style:family="paragraph" style:parent-style-name="Standard" style:list-style-name="L3">
      <style:text-properties fo:font-size="14pt" fo:font-weight="bold" officeooo:rsid="001e5672" officeooo:paragraph-rsid="001e5672" style:font-weight-asian="bold" style:font-weight-complex="bold"/>
    </style:style>
    <style:style style:name="P15" style:family="paragraph" style:parent-style-name="Standard" style:list-style-name="L3">
      <style:text-properties officeooo:rsid="001fa3a3" officeooo:paragraph-rsid="00231acd"/>
    </style:style>
    <style:style style:name="P16" style:family="paragraph" style:parent-style-name="Standard" style:list-style-name="L3">
      <style:text-properties officeooo:rsid="00231acd" officeooo:paragraph-rsid="00231acd"/>
    </style:style>
    <style:style style:name="P17" style:family="paragraph" style:parent-style-name="Standard" style:list-style-name="L3">
      <style:text-properties fo:font-size="10pt" officeooo:rsid="0027e1de" officeooo:paragraph-rsid="0027e1de"/>
    </style:style>
    <style:style style:name="P18" style:family="paragraph" style:parent-style-name="Standard" style:list-style-name="L3">
      <style:text-properties fo:font-size="10pt" officeooo:rsid="0046832f" officeooo:paragraph-rsid="0046832f"/>
    </style:style>
    <style:style style:name="P19" style:family="paragraph" style:parent-style-name="Standard" style:list-style-name="L3">
      <style:text-properties officeooo:rsid="00246831" officeooo:paragraph-rsid="00246831"/>
    </style:style>
    <style:style style:name="P20" style:family="paragraph" style:parent-style-name="Standard" style:list-style-name="L3">
      <style:text-properties officeooo:rsid="00246831" officeooo:paragraph-rsid="0024ed87"/>
    </style:style>
    <style:style style:name="P21" style:family="paragraph" style:parent-style-name="Standard" style:list-style-name="L3">
      <style:text-properties officeooo:rsid="0024ed87" officeooo:paragraph-rsid="0024ed87"/>
    </style:style>
    <style:style style:name="P22" style:family="paragraph" style:parent-style-name="Standard" style:list-style-name="L3">
      <style:text-properties officeooo:rsid="0024ed87" officeooo:paragraph-rsid="00268c45"/>
    </style:style>
    <style:style style:name="P23" style:family="paragraph" style:parent-style-name="Standard" style:list-style-name="L3">
      <style:text-properties officeooo:rsid="00268c45" officeooo:paragraph-rsid="00268c45"/>
    </style:style>
    <style:style style:name="P24" style:family="paragraph" style:parent-style-name="Standard" style:list-style-name="L3">
      <style:text-properties officeooo:rsid="0027e1de" officeooo:paragraph-rsid="0027e1de"/>
    </style:style>
    <style:style style:name="P25" style:family="paragraph" style:parent-style-name="Standard" style:list-style-name="L3">
      <style:text-properties officeooo:rsid="0028b143" officeooo:paragraph-rsid="0028b143"/>
    </style:style>
    <style:style style:name="P26" style:family="paragraph" style:parent-style-name="Standard" style:list-style-name="L3">
      <style:text-properties officeooo:rsid="002a47e8" officeooo:paragraph-rsid="002a47e8"/>
    </style:style>
    <style:style style:name="P27" style:family="paragraph" style:parent-style-name="Standard" style:list-style-name="L3">
      <style:text-properties officeooo:rsid="002b3088" officeooo:paragraph-rsid="002b3088"/>
    </style:style>
    <style:style style:name="P28" style:family="paragraph" style:parent-style-name="Standard" style:list-style-name="L3">
      <style:text-properties officeooo:rsid="002b3088" officeooo:paragraph-rsid="002c8fba"/>
    </style:style>
    <style:style style:name="P29" style:family="paragraph" style:parent-style-name="Standard" style:list-style-name="L3">
      <style:text-properties officeooo:rsid="002c8fba" officeooo:paragraph-rsid="002c8fba"/>
    </style:style>
    <style:style style:name="P30" style:family="paragraph" style:parent-style-name="Standard" style:list-style-name="L3">
      <style:text-properties officeooo:rsid="002e9b96" officeooo:paragraph-rsid="002e9b96"/>
    </style:style>
    <style:style style:name="P31" style:family="paragraph" style:parent-style-name="Standard" style:list-style-name="L3">
      <style:text-properties officeooo:rsid="002fb592" officeooo:paragraph-rsid="00336e28"/>
    </style:style>
    <style:style style:name="P32" style:family="paragraph" style:parent-style-name="Standard" style:list-style-name="L3">
      <style:text-properties officeooo:rsid="002fb592" officeooo:paragraph-rsid="003009c5"/>
    </style:style>
    <style:style style:name="P33" style:family="paragraph" style:parent-style-name="Standard" style:list-style-name="L3">
      <style:text-properties officeooo:rsid="003009c5" officeooo:paragraph-rsid="003009c5"/>
    </style:style>
    <style:style style:name="P34" style:family="paragraph" style:parent-style-name="Standard" style:list-style-name="L3">
      <style:text-properties officeooo:rsid="00336e28" officeooo:paragraph-rsid="00336e28"/>
    </style:style>
    <style:style style:name="P35" style:family="paragraph" style:parent-style-name="Standard" style:list-style-name="L3">
      <style:text-properties officeooo:rsid="0033811c" officeooo:paragraph-rsid="0033811c"/>
    </style:style>
    <style:style style:name="P36" style:family="paragraph" style:parent-style-name="Standard" style:list-style-name="L3">
      <style:text-properties officeooo:rsid="0033811c" officeooo:paragraph-rsid="003477ac"/>
    </style:style>
    <style:style style:name="P37" style:family="paragraph" style:parent-style-name="Standard" style:list-style-name="L3">
      <style:text-properties officeooo:rsid="003477ac" officeooo:paragraph-rsid="003477ac"/>
    </style:style>
    <style:style style:name="P38" style:family="paragraph" style:parent-style-name="Standard" style:list-style-name="L3">
      <style:text-properties officeooo:rsid="00367ab6" officeooo:paragraph-rsid="00367ab6"/>
    </style:style>
    <style:style style:name="P39" style:family="paragraph" style:parent-style-name="Standard" style:list-style-name="L3">
      <style:text-properties officeooo:rsid="00367ab6" officeooo:paragraph-rsid="0037dea0"/>
    </style:style>
    <style:style style:name="P40" style:family="paragraph" style:parent-style-name="Standard" style:list-style-name="L3">
      <style:text-properties officeooo:rsid="0037dea0" officeooo:paragraph-rsid="0037dea0"/>
    </style:style>
    <style:style style:name="P41" style:family="paragraph" style:parent-style-name="Standard" style:list-style-name="L3">
      <style:text-properties officeooo:rsid="0039db50" officeooo:paragraph-rsid="0039db50"/>
    </style:style>
    <style:style style:name="P42" style:family="paragraph" style:parent-style-name="Standard" style:list-style-name="L3">
      <style:text-properties officeooo:rsid="0039e9b0" officeooo:paragraph-rsid="0039e9b0"/>
    </style:style>
    <style:style style:name="P43" style:family="paragraph" style:parent-style-name="Standard" style:list-style-name="L3">
      <style:text-properties officeooo:rsid="003adf3e" officeooo:paragraph-rsid="003adf3e"/>
    </style:style>
    <style:style style:name="P44" style:family="paragraph" style:parent-style-name="Standard" style:list-style-name="L3">
      <style:text-properties officeooo:rsid="003b518f" officeooo:paragraph-rsid="003b518f"/>
    </style:style>
    <style:style style:name="P45" style:family="paragraph" style:parent-style-name="Standard" style:list-style-name="L3">
      <style:text-properties officeooo:rsid="003fbd28" officeooo:paragraph-rsid="003fbd28"/>
    </style:style>
    <style:style style:name="P46" style:family="paragraph" style:parent-style-name="Standard" style:list-style-name="L3">
      <style:text-properties officeooo:rsid="003fbd28" officeooo:paragraph-rsid="00441069"/>
    </style:style>
    <style:style style:name="P47" style:family="paragraph" style:parent-style-name="Standard">
      <style:text-properties officeooo:rsid="003fbd28" officeooo:paragraph-rsid="003fbd28"/>
    </style:style>
    <style:style style:name="P48" style:family="paragraph" style:parent-style-name="Standard" style:list-style-name="L3">
      <style:text-properties officeooo:rsid="003c1573" officeooo:paragraph-rsid="003c1573"/>
    </style:style>
    <style:style style:name="P49" style:family="paragraph" style:parent-style-name="Standard" style:list-style-name="L3">
      <style:text-properties officeooo:rsid="003cd86e" officeooo:paragraph-rsid="003cd86e"/>
    </style:style>
    <style:style style:name="P50" style:family="paragraph" style:parent-style-name="Standard" style:list-style-name="L3">
      <style:text-properties officeooo:rsid="003cd86e" officeooo:paragraph-rsid="003d1d67"/>
    </style:style>
    <style:style style:name="P51" style:family="paragraph" style:parent-style-name="Standard" style:list-style-name="L3">
      <style:text-properties officeooo:rsid="003d1d67" officeooo:paragraph-rsid="003d1d67"/>
    </style:style>
    <style:style style:name="P52" style:family="paragraph" style:parent-style-name="Standard" style:list-style-name="L3">
      <style:text-properties officeooo:rsid="003e9c23" officeooo:paragraph-rsid="003e9c23"/>
    </style:style>
    <style:style style:name="P53" style:family="paragraph" style:parent-style-name="Standard" style:list-style-name="L3">
      <style:text-properties officeooo:rsid="0042c40b" officeooo:paragraph-rsid="0042c40b"/>
    </style:style>
    <style:style style:name="P54" style:family="paragraph" style:parent-style-name="Standard" style:list-style-name="L3">
      <style:text-properties officeooo:rsid="00441069" officeooo:paragraph-rsid="00441069"/>
    </style:style>
    <style:style style:name="P55" style:family="paragraph" style:parent-style-name="Standard" style:list-style-name="">
      <style:text-properties officeooo:rsid="00441069" officeooo:paragraph-rsid="00441069"/>
    </style:style>
    <style:style style:name="P56" style:family="paragraph" style:parent-style-name="Standard" style:list-style-name="L3">
      <style:text-properties officeooo:rsid="0044dd7c" officeooo:paragraph-rsid="0044dd7c"/>
    </style:style>
    <style:style style:name="P57" style:family="paragraph" style:parent-style-name="Standard" style:list-style-name="L3">
      <style:text-properties officeooo:rsid="0045c664" officeooo:paragraph-rsid="0045c664"/>
    </style:style>
    <style:style style:name="P58" style:family="paragraph" style:parent-style-name="Standard" style:list-style-name="L3">
      <style:text-properties officeooo:rsid="0046832f" officeooo:paragraph-rsid="0046832f"/>
    </style:style>
    <style:style style:name="P59" style:family="paragraph" style:parent-style-name="Standard" style:list-style-name="L3">
      <style:paragraph-properties fo:break-before="page"/>
      <style:text-properties officeooo:rsid="0024ed87" officeooo:paragraph-rsid="0024ed87"/>
    </style:style>
    <style:style style:name="P60" style:family="paragraph" style:parent-style-name="Standard" style:list-style-name="L3">
      <style:paragraph-properties fo:break-before="page"/>
      <style:text-properties fo:font-size="14pt" fo:font-weight="bold" officeooo:rsid="002a47e8" officeooo:paragraph-rsid="002a47e8" style:font-weight-asian="bold" style:font-weight-complex="bold"/>
    </style:style>
    <style:style style:name="P61" style:family="paragraph" style:parent-style-name="Standard" style:list-style-name="L3">
      <style:paragraph-properties fo:break-before="page"/>
      <style:text-properties fo:font-size="14pt" style:text-underline-style="none" fo:font-weight="bold" officeooo:rsid="003adf3e" officeooo:paragraph-rsid="003adf3e" style:font-weight-asian="bold" style:font-weight-complex="bold"/>
    </style:style>
    <style:style style:name="P62" style:family="paragraph" style:parent-style-name="Standard" style:list-style-name="L3">
      <style:paragraph-properties fo:break-before="page"/>
      <style:text-properties officeooo:rsid="0037dea0" officeooo:paragraph-rsid="0037dea0"/>
    </style:style>
    <style:style style:name="P63" style:family="paragraph" style:parent-style-name="Standard" style:list-style-name="L3">
      <style:paragraph-properties fo:break-before="page"/>
      <style:text-properties officeooo:rsid="003fbd28" officeooo:paragraph-rsid="003fbd28"/>
    </style:style>
    <style:style style:name="P64" style:family="paragraph" style:parent-style-name="Standard" style:list-style-name="L3">
      <style:paragraph-properties fo:break-before="page"/>
      <style:text-properties officeooo:rsid="00441069" officeooo:paragraph-rsid="00441069"/>
    </style:style>
    <style:style style:name="T1" style:family="text">
      <style:text-properties officeooo:rsid="001fa3a3"/>
    </style:style>
    <style:style style:name="T2" style:family="text">
      <style:text-properties officeooo:rsid="00268c45"/>
    </style:style>
    <style:style style:name="T3" style:family="text">
      <style:text-properties officeooo:rsid="0027e1de"/>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officeooo:rsid="0028b143"/>
    </style:style>
    <style:style style:name="T7" style:family="text">
      <style:text-properties officeooo:rsid="002b3088"/>
    </style:style>
    <style:style style:name="T8" style:family="text">
      <style:text-properties officeooo:rsid="002e9b96"/>
    </style:style>
    <style:style style:name="T9" style:family="text">
      <style:text-properties officeooo:rsid="002fb592"/>
    </style:style>
    <style:style style:name="T10" style:family="text">
      <style:text-properties officeooo:rsid="003477ac"/>
    </style:style>
    <style:style style:name="T11" style:family="text">
      <style:text-properties officeooo:rsid="003cd86e"/>
    </style:style>
    <style:style style:name="T12" style:family="text">
      <style:text-properties officeooo:rsid="003fbd28"/>
    </style:style>
    <style:style style:name="T13" style:family="text">
      <style:text-properties officeooo:rsid="0042c40b"/>
    </style:style>
    <style:style style:name="T14" style:family="text">
      <style:text-properties officeooo:rsid="00441069"/>
    </style:style>
    <style:style style:name="T15" style:family="text">
      <style:text-properties officeooo:rsid="0044dd7c"/>
    </style:style>
    <style:style style:name="T16" style:family="text">
      <style:text-properties fo:font-size="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center">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fo:text-align="center">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ut-on atteindre la vérité ?</text:p>
      <text:p text:style-name="P2"/>
      <text:p text:style-name="P2">Peut-on : 2 sens </text:p>
      <text:p text:style-name="P2"><text:tab/>La possibilité et la légitimité </text:p>
      <text:p text:style-name="P2"><text:tab/>En l’occurrence : on s’interroge sur la possibilité </text:p>
      <text:p text:style-name="P2"/>
      <text:p text:style-name="P2">Atteindre : verbe spatial </text:p>
      <text:p text:style-name="P2"><text:tab/>Passage d’un état à un autre </text:p>
      <text:p text:style-name="P2"><text:tab/>En l’occurrence : Passage d’un état d’ignorance ou d’erreur à un état de connaissance </text:p>
      <text:p text:style-name="P2"/>
      <text:p text:style-name="P2">Il faut distinguer la connaissance de l’opinion </text:p>
      <text:p text:style-name="P2"><text:tab/>Une opinion peut être vraie ou fausse </text:p>
      <text:p text:style-name="P2"><text:tab/>Mais une opinion n’est pas ou mal fondée </text:p>
      <text:p text:style-name="P2"><text:tab/><text:tab/>Traditionnellement, on oppose l’opinion au jugement </text:p>
      <text:p text:style-name="P2"><text:tab/><text:tab/><text:tab/>Si on peut argumenter sur l’opinion, ça devient un jugement </text:p>
      <text:p text:style-name="P2"/>
      <text:p text:style-name="P2">On va prendre la vérité dans le sens le plus courant </text:p>
      <text:p text:style-name="P2"><text:tab/>L’adéquation entre la pensée ou le discours, et les choses </text:p>
      <text:p text:style-name="P2"><text:tab/>La vérité est un discours en accord avec la réalité </text:p>
      <text:p text:style-name="P2"/>
      <text:p text:style-name="P2"/>
      <text:p text:style-name="P4">Problématique :</text:p>
      <text:list xml:id="list1544706754748090101" text:style-name="L1">
        <text:list-item>
          <text:p text:style-name="P9">On ne peut atteindre la vérité car il y a du désaccord dans la vie quotidienne </text:p>
        </text:list-item>
        <text:list-item>
          <text:p text:style-name="P9">Si on ne pouvait pas atteindre la vérité, on ne la chercherait pas </text:p>
        </text:list-item>
      </text:list>
      <text:p text:style-name="P4"/>
      <text:p text:style-name="P4">Enjeux :</text:p>
      <text:list xml:id="list3463540571148953071" text:style-name="L2">
        <text:list-item>
          <text:p text:style-name="P10">Si on ne peut pas atteindre la vérité, il n’y aura pas de bonnes ou mauvaises manières de conduire sa vie</text:p>
          <text:list>
            <text:list-header>
              <text:p text:style-name="P11">On ne pourrait pas condamner un mauvais régime</text:p>
            </text:list-header>
          </text:list>
        </text:list-item>
      </text:list>
      <text:p text:style-name="P4"/>
      <text:p text:style-name="P4"/>
      <text:p text:style-name="P8"/>
      <text:list xml:id="list7169078057408360448" text:style-name="L3">
        <text:list-item>
          <text:p text:style-name="P14">Il paraît impossible d’atteindre la vérité à cause du doute sceptique </text:p>
          <text:list>
            <text:list-item>
              <text:p text:style-name="P12">Le désaccord, l’argument de la contradiction des philosophes, de la discordance</text:p>
              <text:list>
                <text:list-item>
                  <text:p text:style-name="P13">Nous découvrons qu’à propos de la chose examinée, <text:span text:style-name="T1">il s’est trouvé aussi bien dans la vie quotidienne que parmi les philosophes une dissension (un désaccord) indécidable qui nous empêche de choisir quelque chose ou de le rejeter, nous menant finalement à la suspension de l’assentiment</text:span></text:p>
                </text:list-item>
                <text:list-item>
                  <text:p text:style-name="P15">Exemple : La controverse sur l’existence de Dieu</text:p>
                  <text:list>
                    <text:list-header>
                      <text:p text:style-name="P16">Pour certains, on peut démontrer son existence ou le contraire, </text:p>
                      <text:p text:style-name="P16">Pour d’autre, on ne peut pas</text:p>
                    </text:list-header>
                  </text:list>
                </text:list-item>
              </text:list>
            </text:list-item>
          </text:list>
          <text:p text:style-name="P16">Deux séries d’arguments :</text:p>
          <text:list>
            <text:list-item>
              <text:list>
                <text:list-item>
                  <text:list>
                    <text:list-item>
                      <text:list>
                        <text:list-header>
                          <text:p text:style-name="P17">Sextus Empiricus (II<text:span text:style-name="T5">e</text:span> s ap J.-C) <text:span text:style-name="T4">Esquisse pyrrhoniennes</text:span></text:p>
                        </text:list-header>
                      </text:list>
                    </text:list-item>
                  </text:list>
                </text:list-item>
              </text:list>
            </text:list-item>
            <text:list-item>
              <text:p text:style-name="P16">Les arguments qui portent sur l’observation, sur la perception de la réalité</text:p>
              <text:list>
                <text:list-item>
                  <text:p text:style-name="P19">Les erreurs des sens</text:p>
                  <text:list>
                    <text:list-header>
                      <text:p text:style-name="P16">Erreur selon la distance</text:p>
                      <text:list>
                        <text:list-header>
                          <text:p text:style-name="P16">Une tour qui de loin paraît ronde, de près est carrée</text:p>
                          <text:p text:style-name="P16">Le soleil semble plus petit qu’il ne l’est vraiment</text:p>
                        </text:list-header>
                      </text:list>
                      <text:p text:style-name="P16">Erreur selon le lieu</text:p>
                      <text:list text:continue-numbering="true">
                        <text:list-header>
                          <text:p text:style-name="P16">Un bâton droit apparaît brisé dans l’eau</text:p>
                        </text:list-header>
                      </text:list>
                      <text:p text:style-name="P19">Erreurs selon la position</text:p>
                      <text:list text:continue-numbering="true">
                        <text:list-header>
                          <text:p text:style-name="P19">Le tableau renversé en arrière paraît plat, mais sous un certain angle montre des reliefs</text:p>
                          <text:list>
                            <text:list-header>
                              <text:p text:style-name="P19">(trompe l’oeil)</text:p>
                            </text:list-header>
                          </text:list>
                          <text:p text:style-name="P19">Le cou du pigeon semble avoir différentes couleurs selon son inclinaison</text:p>
                        </text:list-header>
                      </text:list>
                    </text:list-header>
                  </text:list>
                </text:list-item>
                <text:list-item>
                  <text:p text:style-name="P20">Il y a une double relativité : </text:p>
                  <text:list>
                    <text:list-header>
                      <text:p text:style-name="P20">Les choses sont relatives à celui qui juge</text:p>
                      <text:list>
                        <text:list-header>
                          <text:p text:style-name="P19">Sextus Empiri<text:span text:style-name="T3">c</text:span>us : </text:p>
                          <text:list>
                            <text:list-header>
                              <text:p text:style-name="P19">Quand nous appuyons sur un œil, les choses semblent différentes</text:p>
                            </text:list-header>
                          </text:list>
                          <text:p text:style-name="P19">Nous pouvons dire ce qu’est un objet en tant que nous la percevons, </text:p>
                          <text:p text:style-name="P19">Mais nous ne pouvons dire ce qu’il est par nature</text:p>
                        </text:list-header>
                      </text:list>
                      <text:p text:style-name="P21">Les choses sont relatives entre elles</text:p>
                      <text:list text:continue-numbering="true">
                        <text:list-header>
                          <text:p text:style-name="P21">La gauche est relative à la droite</text:p>
                          <text:p text:style-name="P21">Le haut est relatif au bas</text:p>
                          <text:p text:style-name="P21">Le grand est relatif au petit</text:p>
                        </text:list-header>
                      </text:list>
                    </text:list-header>
                  </text:list>
                </text:list-item>
              </text:list>
            </text:list-item>
          </text:list>
        </text:list-item>
      </text:list>
      <text:p text:style-name="P5"/>
      <text:list xml:id="list91141101100649" text:continue-numbering="true" text:style-name="L3">
        <text:list-item>
          <text:list>
            <text:list-item>
              <text:p text:style-name="P59"><text:span text:style-name="T3">U</text:span>ne série d’arguments pour prouver qu’on ne peut atteindre la vérité</text:p>
              <text:list>
                <text:list-item>
                  <text:p text:style-name="P22">L’argument de la régression à l’infini</text:p>
                  <text:list>
                    <text:list-header>
                      <text:p text:style-name="P22"><text:span text:style-name="T2">T</text:span>out B et A, tout C est B, donc tout C est A</text:p>
                      <text:p text:style-name="P21"><text:span text:style-name="T2">Un e</text:span>xemple :</text:p>
                      <text:list>
                        <text:list-header>
                          <text:p text:style-name="P21">Le ciel est beau, parce qu’il est bleu </text:p>
                          <text:p text:style-name="P21">→ Tout ce qui est bleu est beau, <text:span text:style-name="T2">parce que tout le monde le juge ainsi </text:span></text:p>
                          <text:list>
                            <text:list-header>
                              <text:p text:style-name="P21">→<text:span text:style-name="T2"> Tout ce qui est jugé beau par tous </text:span></text:p>
                            </text:list-header>
                          </text:list>
                        </text:list-header>
                      </text:list>
                      <text:p text:style-name="P23">Mais finalement on ne prouve rien car chaque preuve a besoin d’être prouvée </text:p>
                    </text:list-header>
                  </text:list>
                </text:list-item>
                <text:list-item>
                  <text:p text:style-name="P23">Le mode de l’hypothèse </text:p>
                  <text:list>
                    <text:list-header>
                      <text:p text:style-name="P23">Pour éviter la régression à l’infini, on va s’arrêter à un argument donné qu’on va supposer vrai </text:p>
                      <text:p text:style-name="P23">Cette proposition à laquelle on va s’arrêter va être à l’état d’hypothèse et ne sera pas démontrée </text:p>
                      <text:p text:style-name="P23">Dès lors, toutes les propositions qui en dépendent ne seront pas démontrées</text:p>
                    </text:list-header>
                  </text:list>
                </text:list-item>
                <text:list-item>
                  <text:p text:style-name="P23">Le diallèle, ou cercle vicieux </text:p>
                  <text:list>
                    <text:list-header>
                      <text:p text:style-name="P24">Cela consiste à prouver une proposition A par une proposition B, et on prouve la proposition B par la proposition A </text:p>
                      <text:p text:style-name="P24">Un exemple <text:span text:style-name="T6">par</text:span> <text:span text:style-name="T6">Descartes</text:span></text:p>
                      <text:list>
                        <text:list-header>
                          <text:p text:style-name="P25">Il faut croire qu’il y a un Dieu parce que c’est enseigné dans les Saintes Écritures, mais il faut croire en ces Saintes Écritures parce qu’elles viennent de Dieu. </text:p>
                        </text:list-header>
                      </text:list>
                      <text:p text:style-name="P25">Comme ces propositions se prouvent l’une de l’autre, cela revient à dire que la thèse se prouve elle-même </text:p>
                      <text:p text:style-name="P25">Parfois, le cercle peut impliquer plusieurs propositions, ce qui fait que c’est difficile de le voir. </text:p>
                    </text:list-header>
                  </text:list>
                </text:list-item>
              </text:list>
            </text:list-item>
            <text:list-item>
              <text:p text:style-name="P25">Deux manières de comprendre les arguments sceptiques :</text:p>
              <text:list>
                <text:list-item>
                  <text:p text:style-name="P25">Le scepticisme académique </text:p>
                  <text:list>
                    <text:list-header>
                      <text:p text:style-name="P25">Revient à dire que la connaissance est impossible, </text:p>
                      <text:p text:style-name="P25">Qu’on ne peut pas atteindre la vérité </text:p>
                      <text:list>
                        <text:list-header>
                          <text:p text:style-name="P25">Mais ceci est dogmatique (contraire de sceptique) </text:p>
                          <text:p text:style-name="P25">L’affirmation qu’on ne peut atteindre la vérité est une vérité </text:p>
                        </text:list-header>
                      </text:list>
                    </text:list-header>
                  </text:list>
                </text:list-item>
                <text:list-item>
                  <text:p text:style-name="P25">Le scepticisme pyrrhonien </text:p>
                  <text:list>
                    <text:list-header>
                      <text:p text:style-name="P25">Plus cohérent : </text:p>
                      <text:p text:style-name="P25">On ne conclut pas qu’on ne peut atteindre la vérité, et on cherche encore </text:p>
                      <text:p text:style-name="P25">S’arrêter à une conclusion, c’est admettre un vérité </text:p>
                    </text:list-header>
                  </text:list>
                </text:list-item>
              </text:list>
              <text:p text:style-name="P25"/>
              <text:p text:style-name="P26">Les raisonnements des sceptiques conduisent à des conclusions extrêmement déroutantes. Se pourrait-il qu’on ne puisse rien affirmer avec certitude ? N’est-il pas possible de trouver ne serait-ce qu’une certitude absolue ?</text:p>
              <text:p text:style-name="P26"/>
            </text:list-item>
          </text:list>
        </text:list-item>
      </text:list>
      <text:p text:style-name="P4"/>
      <text:list xml:id="list91141944296920" text:continue-numbering="true" text:style-name="L3">
        <text:list-item>
          <text:p text:style-name="P60">La possibilité d’atteindre la vérité grâce au doute </text:p>
          <text:p text:style-name="P26">Le doute de Descartes semble différent du doute sceptique. </text:p>
          <text:p text:style-name="P26">C’est un doute méthodique (= qui est volontaire) et radical. </text:p>
          <text:list>
            <text:list-header>
              <text:p text:style-name="P26">Il va assimiler le douteux au faux </text:p>
            </text:list-header>
          </text:list>
          <text:p text:style-name="P26">Descartes : <text:span text:style-name="T4">Méditations métaphysiques</text:span> (1641) (Manuel p.10<text:span text:style-name="T7">3-114</text:span>) </text:p>
          <text:list text:continue-numbering="true">
            <text:list-header>
              <text:p text:style-name="P27">Descartes remarque que beaucoup de choses qu’il a prit pour vraies étaient fausses. </text:p>
              <text:p text:style-name="P27">Il veut refonder toutes les sciences. Il s’est isolé pour cela. </text:p>
              <text:p text:style-name="P27">« Le moindre sujet de douter que j’y trouverai, suffira pour me les faire toutes rejeter »</text:p>
              <text:p text:style-name="P28">Ne pouvant s’attaquer à toute l’infinité d’opinions, il commence par s’attaquer à ce sur quoi repose ces opinions, les fondements premiers. </text:p>
            </text:list-header>
            <text:list-item>
              <text:p text:style-name="P29">Les étapes du doute : </text:p>
              <text:list>
                <text:list-item>
                  <text:p text:style-name="P29"><text:span text:style-name="T8">Doute sur l</text:span>es sens </text:p>
                  <text:list>
                    <text:list-header>
                      <text:p text:style-name="P29">Il a apprit beaucoup par les sens. Cependant, les sens sont parfois trompeurs. </text:p>
                      <text:p text:style-name="P29">Mais l’attaque contre les sens ne porte que sur « les chose peu sensibles et fort éloignées ». Il y a des choses qui ne sont pas raisonnables de douter. </text:p>
                    </text:list-header>
                  </text:list>
                </text:list-item>
                <text:list-item>
                  <text:p text:style-name="P30">Doute à propos des choses proches et du fait que je sois réveillé </text:p>
                  <text:list>
                    <text:list-header>
                      <text:p text:style-name="P29">Il évoque la possibilité de la folie, mais il élimine cet argument grâce à un argument plus probable : l’argument du rêve. </text:p>
                      <text:list>
                        <text:list-header>
                          <text:p text:style-name="P30">Objection dans le texte : lorsque nous sommes dans un rêve, les choses ne semblent pas aussi claires que dans la réalité </text:p>
                          <text:p text:style-name="P30">Mais il arrive que le rêve me trompe </text:p>
                        </text:list-header>
                      </text:list>
                    </text:list-header>
                  </text:list>
                </text:list-item>
                <text:list-item>
                  <text:p text:style-name="P30">Mais il y a des <text:span text:style-name="T9">choses</text:span> communes à la veille et au rêve </text:p>
                  <text:list>
                    <text:list-header>
                      <text:p text:style-name="P30">Des choses générales (<text:span text:style-name="T9">les parties du corps, les couleurs</text:span>) </text:p>
                      <text:p text:style-name="P31">Et si on rêvait de choses bizarres, elles seraient faites de ces choses générales </text:p>
                    </text:list-header>
                  </text:list>
                </text:list-item>
                <text:list-item>
                  <text:p text:style-name="P31"><text:span text:style-name="T9">C</text:span>es choses générales dont parle Descartes sont elles-même composées de réalités encore plus simples et plus universelles : </text:p>
                  <text:list>
                    <text:list-header>
                      <text:p text:style-name="P32">La nature corporelle, l’étendue, la figure, la quantité ou grandeur, le nombre, le lieu, le temps, etc... </text:p>
                    </text:list-header>
                  </text:list>
                  <text:p text:style-name="P33">Descartes oppose l’arithmétique et la géométrie à la physique, la médecine et l’astronomie </text:p>
                  <text:list text:continue-numbering="true">
                    <text:list-header>
                      <text:p text:style-name="P33">La physique, la médecine ou l’astronomie ne s’appliquent que sur des choses réelles, alors que l’arithmétique et la géométrie s’occupent de réalités abstraites, et c’est pourquoi l’arithmétique et la géométrie sont plus certaines. </text:p>
                    </text:list-header>
                  </text:list>
                </text:list-item>
                <text:list-item>
                  <text:p text:style-name="P34">Descartes remet en question toute notre logique </text:p>
                  <text:list>
                    <text:list-header>
                      <text:p text:style-name="P34">Il faudrait une garantie qu’on ait raison même sur l’arithmétique et la géométrie, </text:p>
                      <text:p text:style-name="P34">car il se pourrait qu’il y ait un Dieu qui nous a fait de telle sorte que l’on se trompe toujours. </text:p>
                      <text:list>
                        <text:list-header>
                          <text:p text:style-name="P35">Objection : « Dieu […] est dit souverainement bon » </text:p>
                          <text:list>
                            <text:list-header>
                              <text:p text:style-name="P35">Mais si Dieu était souverainement bon, il ne permettrait pas qu’on puisse se tromper, même quelques fois. </text:p>
                            </text:list-header>
                          </text:list>
                        </text:list-header>
                      </text:list>
                    </text:list-header>
                  </text:list>
                </text:list-item>
                <text:list-item>
                  <text:p text:style-name="P35">Puis Descartes va transformer l’hypothèse d’un Dieu trompeur par l’hypothèse d’un mauvais génie </text:p>
                </text:list-item>
                <text:list-item>
                  <text:p text:style-name="P36">C’est dans la méditation seconde qu’il trouve une conclusion : </text:p>
                  <text:list>
                    <text:list-header>
                      <text:p text:style-name="P35">« Je suis, j’existe » → Je pense donc je suis </text:p>
                      <text:p text:style-name="P35">Cette certitude résiste plus que les autres car le doute implique nécessairement l’existence de celui qui doute. Vouloir douter que j’existe, c’est <text:span text:style-name="T10">déjà </text:span>le prouver. </text:p>
                    </text:list-header>
                  </text:list>
                </text:list-item>
              </text:list>
            </text:list-item>
          </text:list>
        </text:list-item>
      </text:list>
      <text:p text:style-name="P6"/>
      <text:list xml:id="list91140175137127" text:continue-numbering="true" text:style-name="L3">
        <text:list-item>
          <text:list>
            <text:list-item>
              <text:p text:style-name="P62">À partir de cette première certitude (« Je suis donc j’existe »), Descartes arrive à reconquérir tout ce qu’il avait remis en doute</text:p>
              <text:list>
                <text:list-item>
                  <text:p text:style-name="P37">Chez Descartes, il y a 3 preuves de l’existence de Dieu : </text:p>
                  <text:list>
                    <text:list-item>
                      <text:p text:style-name="P37">Nous avons l’idée d’un être parfait par le fait que nous sentons qu’il est imparfait de douter. </text:p>
                      <text:list>
                        <text:list-header>
                          <text:p text:style-name="P37">Principe logique : il ne peut pas y avoir plus de réalité dans l’effet que dans la cause </text:p>
                          <text:p text:style-name="P38">→ Comme je suis imparfait, je ne peux pas être à l’origine de l’idée de parfait </text:p>
                        </text:list-header>
                      </text:list>
                    </text:list-item>
                    <text:list-item>
                      <text:p text:style-name="P38">Je suis imparfait puisque je doute, et j’ai l’idée de parfait </text:p>
                      <text:list>
                        <text:list-header>
                          <text:p text:style-name="P39">Le peu de perfection que je possède ne vient pas de moi, car si j’étais capable de me donner une perfection, je me serais donné toutes les perfections que je conçois </text:p>
                        </text:list-header>
                      </text:list>
                    </text:list-item>
                    <text:list-item>
                      <text:p text:style-name="P39">Dieu a toutes les perfections, or l’existence est une perfection, donc Dieu existe. </text:p>
                      <text:list>
                        <text:list-header>
                          <text:p text:style-name="P39">De même qu’il est compris dans l’idée de triangle que la somme de ses angles est égal à deux droits, de même il est compris dans l’idée de parfait qu’il existe car l’existence est la première des perfections </text:p>
                        </text:list-header>
                      </text:list>
                    </text:list-item>
                  </text:list>
                </text:list-item>
                <text:list-item>
                  <text:p text:style-name="P40">« Or Dieu ne peut pas être trompeur car la tromperie provient de quelques défauts » </text:p>
                  <text:p text:style-name="P40">« Il n’est pas possible que je me trompe qui me paraissent évidentes, parce que dans ce cas là, l’erreur proviendrait de Dieu. » </text:p>
                  <text:list>
                    <text:list-item>
                      <text:p text:style-name="P40">Évidence = clarté et distinction</text:p>
                    </text:list-item>
                  </text:list>
                </text:list-item>
                <text:list-item>
                  <text:p text:style-name="P41">On est toujours dans l’indistinction entre le rêve et la réalité </text:p>
                  <text:list>
                    <text:list-item>
                      <text:p text:style-name="P41">Descartes va procéder à une déduction de l’existence du monde matériel </text:p>
                    </text:list-item>
                    <text:list-item>
                      <text:p text:style-name="P41">D’où provient l’idée des corps ?</text:p>
                      <text:list>
                        <text:list-item>
                          <text:p text:style-name="P41">de notre esprit </text:p>
                          <text:list>
                            <text:list-header>
                              <text:p text:style-name="P41">Difficulté : nous n’en avons pas conscience </text:p>
                            </text:list-header>
                          </text:list>
                        </text:list-item>
                        <text:list-item>
                          <text:p text:style-name="P41">de Dieu, ou par un autre esprit </text:p>
                          <text:list>
                            <text:list-header>
                              <text:p text:style-name="P41">Difficulté : nous n’avons aucun moyen de connaître la production de l’idée par Dieu ou par l’esprit </text:p>
                            </text:list-header>
                          </text:list>
                        </text:list-item>
                        <text:list-item>
                          <text:p text:style-name="P41">des corps eux-même </text:p>
                          <text:list>
                            <text:list-header>
                              <text:p text:style-name="P41">Aucune difficultés, on a une inclination naturelle à le croire </text:p>
                            </text:list-header>
                          </text:list>
                        </text:list-item>
                      </text:list>
                    </text:list-item>
                    <text:list-item>
                      <text:p text:style-name="P42">On adhère à la troisième possibilité parce que si la vraie provenait des deux autres alors Dieu serait trompeur </text:p>
                    </text:list-item>
                  </text:list>
                </text:list-item>
              </text:list>
            </text:list-item>
          </text:list>
          <text:p text:style-name="P42"/>
          <text:p text:style-name="P43">Nous savons que les sceptiques ont tort et qu’on peut connaître avec certitude ne serait-ce qu’une vérité, celle de l’existence du sujet pensant, ce qui suffit à ruiner leurs thèses. Mais le doute radical pratiqué par Descartes est-il le bon moyen pour cela ? </text:p>
          <text:p text:style-name="P43"/>
        </text:list-item>
      </text:list>
      <text:p text:style-name="P7"/>
      <text:list xml:id="list91141787104332" text:continue-numbering="true" text:style-name="L3">
        <text:list-item>
          <text:p text:style-name="P61">On peut atteindre la vérité autrement que par le doute</text:p>
          <text:list>
            <text:list-item>
              <text:p text:style-name="P44">La contradiction des Philosophes est un fait indubitable</text:p>
            </text:list-item>
            <text:list-item>
              <text:p text:style-name="P45">Réponses aux sceptiques :</text:p>
              <text:list>
                <text:list-item>
                  <text:p text:style-name="P48">Les erreurs des sens </text:p>
                  <text:list>
                    <text:list-item>
                      <text:p text:style-name="P48">Si on parle d’erreur des sens, alors il est vrai que nos sens se trompent. </text:p>
                      <text:list>
                        <text:list-header>
                          <text:p text:style-name="P48">Mais l’erreur ne se connaît que par rapport à la vérité </text:p>
                        </text:list-header>
                      </text:list>
                    </text:list-item>
                    <text:list-item>
                      <text:p text:style-name="P48">Sextus Empiritus ne parle pas d’erreur, mais seulement de différences </text:p>
                    </text:list-item>
                    <text:list-item>
                      <text:p text:style-name="P48">Aristote parle de l’objet des sens. <text:span text:style-name="T11">Distinction :</text:span></text:p>
                      <text:list>
                        <text:list-item>
                          <text:p text:style-name="P48">Objet propre : celui qui est perçu par ce sens et ne peut l’être par aucun autre </text:p>
                          <text:list>
                            <text:list-header>
                              <text:p text:style-name="P49">La couleur est l’objet propre de la vue </text:p>
                            </text:list-header>
                          </text:list>
                        </text:list-item>
                        <text:list-item>
                          <text:p text:style-name="P49">Objet commun : celui qui est perçu par plusieurs sens </text:p>
                          <text:list>
                            <text:list-header>
                              <text:p text:style-name="P49">Le mouvement, la figure, la grandeur, et le nombre </text:p>
                            </text:list-header>
                          </text:list>
                        </text:list-item>
                        <text:list-item>
                          <text:p text:style-name="P49">Objet par accident : s’oppose à l’objet par soi (les deux autres), c’est l’objet qui n’est pas directement perçu par les sens </text:p>
                          <text:list>
                            <text:list-header>
                              <text:p text:style-name="P50">Si je vois des petits cristaux blancs, je vais dire que c’est du sel, mais c’est mon intelligence qui le dit, et non ma vue </text:p>
                            </text:list-header>
                          </text:list>
                        </text:list-item>
                      </text:list>
                    </text:list-item>
                    <text:list-item>
                      <text:p text:style-name="P50">L’erreur peut venir de chaque type d’objet </text:p>
                      <text:list>
                        <text:list-item>
                          <text:list>
                            <text:list-header>
                              <text:p text:style-name="P51">Quand je vois le bâton déformé dans l’eau, ce n’est pas une erreur car c’est ce que je perçois vraiment (c’est même expliqué scientifiquement) </text:p>
                            </text:list-header>
                          </text:list>
                        </text:list-item>
                      </text:list>
                      <text:p text:style-name="P51">Si l’erreur vient de l’objet propre, alors il y a une anomalie dans la personne </text:p>
                      <text:list>
                        <text:list-item>
                          <text:list>
                            <text:list-header>
                              <text:p text:style-name="P51">Quelqu’un qui se drogue aura la vue perturbée</text:p>
                            </text:list-header>
                          </text:list>
                        </text:list-item>
                      </text:list>
                      <text:p text:style-name="P51">L’erreur intervient le plus souvent dans l’objet par accident</text:p>
                      <text:list>
                        <text:list-item>
                          <text:list>
                            <text:list-header>
                              <text:p text:style-name="P51">Je peux voir du sel et penser que c’est du sucre </text:p>
                            </text:list-header>
                          </text:list>
                        </text:list-item>
                      </text:list>
                    </text:list-item>
                  </text:list>
                </text:list-item>
                <text:list-item>
                  <text:p text:style-name="P51"><text:span text:style-name="T12">La r</text:span>elativité des choses entre elles </text:p>
                  <text:list>
                    <text:list-item>
                      <text:p text:style-name="P51">On ne connaît une réalité que par rapport à une autre </text:p>
                    </text:list-item>
                    <text:list-item>
                      <text:p text:style-name="P51">Mais ça ne vaut que pour les réalités qui entrent dans la catégorie de la relation </text:p>
                      <text:list>
                        <text:list-header>
                          <text:p text:style-name="P51">= ce dont tout l’être est en dépendance réciproque d’un autre. </text:p>
                          <text:list>
                            <text:list-header>
                              <text:p text:style-name="P51">Le père ne se comprend que par rapport au fils, et inversement </text:p>
                            </text:list-header>
                          </text:list>
                        </text:list-header>
                      </text:list>
                    </text:list-item>
                    <text:list-item>
                      <text:p text:style-name="P51">Mais tous les êtres n’entrent pas dans la catégorie de la relation </text:p>
                      <text:list>
                        <text:list-item>
                          <text:list>
                            <text:list-header>
                              <text:p text:style-name="P51">Certes le Mont Blanc est grand, mais il fait 4808 m de haut </text:p>
                            </text:list-header>
                          </text:list>
                        </text:list-item>
                      </text:list>
                    </text:list-item>
                    <text:list-item>
                      <text:p text:style-name="P52">Les choses sont relatifs par rapport à celui qui juge. </text:p>
                      <text:list>
                        <text:list-header>
                          <text:p text:style-name="P52">Effectivement, notre connaissance est relative à ce que nous sommes, mais elle est également relative aux choses elles-même. </text:p>
                        </text:list-header>
                      </text:list>
                    </text:list-item>
                    <text:list-item>
                      <text:p text:style-name="P52">L’espèce à laquelle on appartient va pouvoir jouer le rôle de norme de référence. </text:p>
                    </text:list-item>
                  </text:list>
                </text:list-item>
              </text:list>
            </text:list-item>
          </text:list>
        </text:list-item>
      </text:list>
      <text:p text:style-name="P47"/>
      <text:list xml:id="list91141630419650" text:continue-numbering="true" text:style-name="L3">
        <text:list-item>
          <text:list>
            <text:list-item>
              <text:list>
                <text:list-item>
                  <text:p text:style-name="P63">Le raisonnement </text:p>
                  <text:list>
                    <text:list-header>
                      <text:p text:style-name="P45">Arguments sceptiques</text:p>
                      <text:list>
                        <text:list-header>
                          <text:p text:style-name="P45">La régression à l’infini </text:p>
                          <text:p text:style-name="P45">Le caractère hypothétique </text:p>
                          <text:p text:style-name="P45">Le cercle vicieux </text:p>
                        </text:list-header>
                      </text:list>
                    </text:list-header>
                    <text:list-item>
                      <text:p text:style-name="P46">L’argument de la régression à l’infini : </text:p>
                      <text:list>
                        <text:list-header>
                          <text:p text:style-name="P46"><text:span text:style-name="T14">Ce </text:span>serait valable si on ne pouvait obtenir la vérité que par la démonstration. Or en remontant les arguments, on arrive à <text:span text:style-name="T13">des</text:span> proposition<text:span text:style-name="T13">s</text:span> évidente<text:span text:style-name="T13">s</text:span>, qui n’<text:span text:style-name="T13">ont</text:span> pas besoin d’être démontrée<text:span text:style-name="T13">s</text:span>. On a alors une connaissance intuitive, et non discursive. </text:p>
                          <text:list>
                            <text:list-header>
                              <text:p text:style-name="P45">L’ensemble sera toujours plus grand que les différentes parties </text:p>
                            </text:list-header>
                          </text:list>
                        </text:list-header>
                      </text:list>
                    </text:list-item>
                    <text:list-item>
                      <text:p text:style-name="P53">Le caractère hypothétique, deux manières de répondre : </text:p>
                      <text:list>
                        <text:list-header>
                          <text:p text:style-name="P53">Dans les sciences expérimentales, ce n’est nécessairement un problème que des propositions soient hypothétiques. En effet, on cherche là à expliquer des faits qui sont établis, et on va proposer des hypothèses qui s’insèrent dans des théories scientifiques. Et on va changer d’hypothèse si on en trouve une meilleure, susceptible d’expliquer et de prévoir un plus grand nombre de phénomènes. </text:p>
                          <text:list>
                            <text:list-header>
                              <text:p text:style-name="P53">Hypothèse de l’énergie sombre, qui permet d’expliquer l’accélération de l’expansion de l’univers </text:p>
                            </text:list-header>
                          </text:list>
                          <text:p text:style-name="P53">Dans les sciences formelles, ce n’est pas un problème non plus, ou plutôt ce n’est plus un problème depuis qu’on a séparé la question de la vérité de la question de la validité.</text:p>
                          <text:list text:continue-numbering="true">
                            <text:list-header>
                              <text:p text:style-name="P53">La validité renvoi d’avantage à la cohérence interne </text:p>
                              <text:p text:style-name="P53">La vérité renvoi à la correspondance avec ce qui existe </text:p>
                            </text:list-header>
                          </text:list>
                        </text:list-header>
                      </text:list>
                    </text:list-item>
                    <text:list-item>
                      <text:p text:style-name="P54">Le diallèle, ou cercle vicieux : </text:p>
                      <text:list>
                        <text:list-header>
                          <text:p text:style-name="P54">Si je dis « La photo est jaunie parce qu’elle est vieille », j’explique la cause par l’effet. Et si je dis « La photo est vieille parce qu’elle est jaunie », je justifie l’effet par la cause. </text:p>
                        </text:list-header>
                      </text:list>
                    </text:list-item>
                  </text:list>
                </text:list-item>
              </text:list>
              <text:p text:style-name="P54"/>
            </text:list-item>
          </text:list>
        </text:list-item>
      </text:list>
      <text:p text:style-name="P55"/>
      <text:list xml:id="list91141333075327" text:continue-numbering="true" text:style-name="L3">
        <text:list-item>
          <text:list>
            <text:list-item>
              <text:p text:style-name="P64">Les arguments cartésiens </text:p>
              <text:list>
                <text:list-item>
                  <text:p text:style-name="P54">On peut critiquer l’argument de Descartes, car il n’est pas nécessaire de fonder toutes les sciences sur un seul principe premier et indubitable. </text:p>
                  <text:list>
                    <text:list-header>
                      <text:p text:style-name="P54">« <text:span text:style-name="T15">Je suis donc j’existe »</text:span></text:p>
                      <text:p text:style-name="P56">Il y a plusieurs principes premiers. </text:p>
                    </text:list-header>
                  </text:list>
                </text:list-item>
                <text:list-item>
                  <text:p text:style-name="P56">Critique de l’argument du rêve chez Descartes : Si nous étions constamment dans un rêve, nous n’aurions même pas la notion de rêve. </text:p>
                </text:list-item>
                <text:list-item>
                  <text:p text:style-name="P56">Critiques des preuves cartésiennes de l’existence de Dieu </text:p>
                  <text:list>
                    <text:list-item>
                      <text:p text:style-name="P56">Critique de la première preuve</text:p>
                      <text:list>
                        <text:list-header>
                          <text:p text:style-name="P56">Qui me prouve que cette idée de parfait n’est pas une idée fausse mise en moi par le malin génie ?</text:p>
                        </text:list-header>
                      </text:list>
                    </text:list-item>
                    <text:list-item>
                      <text:p text:style-name="P56">La connaissance de l’imperfection implique-t-elle d’avoir en soit l’idée de parfait ? Ne connaissons nous pas l’idée d’imparfait par une perception non pas absolue mais relative ? </text:p>
                    </text:list-item>
                    <text:list-item>
                      <text:p text:style-name="P57">Descartes trouve en lui cette idée claire et distincte d’un être parfait, qui est née avec lui, mais il est douteux que nous ayons une idée innée de Dieu, et il est encore plus douteux que cette idée soit plus évidente que l’évidence de la réalité du monde extérieur </text:p>
                    </text:list-item>
                    <text:list-item>
                      <text:p text:style-name="P57">L’argument ontologique (le 3<text:span text:style-name="T5">e</text:span> argument de Descartes) </text:p>
                      <text:list>
                        <text:list-header>
                          <text:p text:style-name="P57">Initialement énoncé par Saint Anselme : </text:p>
                          <text:list>
                            <text:list-header>
                              <text:p text:style-name="P57">« Dieu est un être tel que rien de plus grand ne peut être pensé, or il est plus grand d’exister dans la réalité et dans l’intellect que simplement dans l’intellect, donc Dieu existe. »</text:p>
                            </text:list-header>
                          </text:list>
                          <text:p text:style-name="P57">Reformulée par Descartes : </text:p>
                          <text:list text:continue-numbering="true">
                            <text:list-header>
                              <text:p text:style-name="P57">« Dieu a toutes les perfections, or l’existence est une perfection, donc Dieu existe. » </text:p>
                            </text:list-header>
                          </text:list>
                          <text:p text:style-name="P57">Critique de Kant, en deux temps :</text:p>
                          <text:list text:continue-numbering="true">
                            <text:list-header>
                              <text:p text:style-name="P58">Contradiction = quand le prédicat ne traduit pas le sujet </text:p>
                              <text:list>
                                <text:list-header>
                                  <text:p text:style-name="P58">Sujet = ce qui est révélé par le prédicat </text:p>
                                  <text:p text:style-name="P58">Prédicat = ce qui fait connaître le sujet</text:p>
                                  <text:p text:style-name="P58">Il n’y a pas de contradiction entre un sujet et un prédicat si je supprime le sujet.</text:p>
                                  <text:p text:style-name="P58">→ « Dieu n’existe pas » </text:p>
                                </text:list-header>
                              </text:list>
                              <text:p text:style-name="P58">Poser l’existence d’un être n’ajoute rien à cet être. </text:p>
                              <text:list text:continue-numbering="true">
                                <text:list-header>
                                  <text:p text:style-name="P58"/>
                                </text:list-header>
                              </text:list>
                            </text:list-header>
                          </text:list>
                        </text:list-header>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f367" officeooo:paragraph-rsid="001cf36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hilosophie<text:tab/><text:tab/>Peut-on atteindre la vérité ?</text:p>
      </style:header>
      <style:footer>
        <text:p text:style-name="Footer"><text:tab/><text:page-number text:select-page="current">7</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0:57:37.821000000</meta:creation-date>
    <dc:date>2019-04-01T09:11:39.915000000</dc:date>
    <meta:editing-duration>PT1H24M51S</meta:editing-duration>
    <meta:editing-cycles>19</meta:editing-cycles>
    <meta:generator>LibreOffice/5.1.6.2$Windows_x86 LibreOffice_project/07ac168c60a517dba0f0d7bc7540f5afa45f0909</meta:generator>
    <meta:document-statistic meta:table-count="0" meta:image-count="0" meta:object-count="0" meta:page-count="8" meta:paragraph-count="208" meta:word-count="2622" meta:character-count="14658" meta:non-whitespace-character-count="12198"/>
  </office:meta>
</office:document-meta>
</file>